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18nTransformer.configure( Configuration conf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I18nTransformer.endDate_Time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18nTransformer.getMessage( String catalogueID , String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18nTransforme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18nTransformer.startElement( String uri , String name , String raw , Attributes att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18nTransformer.translateAttribute( String element , String name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18nTransformer.formatNumber( Map params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I18nTransformer.getLocale( Map params ,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18nTransform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Transformer.endNumber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18nTransformer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18nTransformer.addToken( int type ,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talogueInfo.CatalogueInfo( String name , String [ ] l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18n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Transformer.endElement( String uri , String name , String raw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18nTransformer.endParamElement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atalogueInfo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18nTransformer.formatDate_Time( Map param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I18nTransformer.endI18NElement( String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18nTransformer.startI18NElement( String name , Attributes attr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52">
            <text:p text:style-name="Table_20_Contents">52</text:p>
          </table:table-cell>
          <table:table-cell office:value-type="float" office:value="163">
            <text:p text:style-name="Table_20_Contents">163</text:p>
          </table:table-cell>
        </table:table-row>
        <table:table-row>
          <table:table-cell office:value-type="string">
            <text:p text:style-name="Table_20_Contents">CatalogueInfo.releaseCata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18nTransformer.translateAttributes( final String element , Attributes att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I18nTransformer.i18nCharacters( String textValu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">
            <text:p text:style-name="Table_20_Contents">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I18nTransformer.endTextElement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I18nTransform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18nTransformer.getMessage( String key , ParamSaxBuffer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talogueInfo.getCatalog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18nTransformer.setup( SourceResolver resolver , Map objectModel , String source , Parameters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I18n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talogueInfo.getLo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18nTransformer.endChoos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Transformer.endTranslate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talogueInfo.resol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18nTransformer.endWhen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18nTransformer.setFormattingParams( Attributes at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18nTransformer.characters( char [ ] ch , int start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